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738255859834" text:continue-numbering="true" text:style-name="WWNum1">
        <text:list-item>
          <text:p text:style-name="P60"><text:span text:style-name="T11">Professional Diploma; Train of Trainer, Regional IT Institute 2012</text:span></text:p>
        </text:list-item>
      </text:list>
      <text:p text:style-name="P21"/>
      <text:list xml:id="list1737812892797"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738982745468"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738204103374" text:continue-numbering="true" text:style-name="WWNum3">
        <text:list-item>
          <text:p text:style-name="P72"><text:span text:style-name="T11">Conducted Service Quality Meetings reviewing incidents and trending of service and performance.</text:span></text:p>
        </text:list-item>
      </text:list>
      <text:p text:style-name="P27"/>
      <text:list xml:id="list1738289198392" text:continue-numbering="true" text:style-name="WWNum3">
        <text:list-item>
          <text:p text:style-name="P72"><text:span text:style-name="T11">The focal point for any Service Delivery/Quality issues related to managed region.</text:span></text:p>
        </text:list-item>
      </text:list>
      <text:p text:style-name="P27"/>
      <text:list xml:id="list1739704642422" text:continue-numbering="true" text:style-name="WWNum3">
        <text:list-item>
          <text:p text:style-name="P72"><text:span text:style-name="T11">Implement &amp; maintain OEPS system including process, flow charts, forms &amp; procedures.</text:span></text:p>
        </text:list-item>
      </text:list>
      <text:p text:style-name="P25"/>
      <text:list xml:id="list1738696990386"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739318115275"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73888584996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738128314106"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739229439478"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738053108402" text:continue-numbering="true" text:style-name="WWNum4">
        <text:list-item>
          <text:p text:style-name="P81"><text:span text:style-name="T11">Tracked employee’s competency level as per global product line standards.</text:span></text:p>
        </text:list-item>
      </text:list>
      <text:p text:style-name="P21"/>
      <text:list xml:id="list1738965204970" text:continue-numbering="true" text:style-name="WWNum4">
        <text:list-item>
          <text:p text:style-name="P81"><text:span text:style-name="T11">Planned individual and team development plans for all employees.</text:span></text:p>
        </text:list-item>
      </text:list>
      <text:p text:style-name="P21"/>
      <text:list xml:id="list1738949974824" text:continue-numbering="true" text:style-name="WWNum4">
        <text:list-item>
          <text:p text:style-name="P81"><text:span text:style-name="T11">Planned and delivered training programs for the product line operations.</text:span></text:p>
        </text:list-item>
      </text:list>
      <text:p text:style-name="P21"/>
      <text:list xml:id="list1738019706277"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738432165410" text:continue-numbering="true" text:style-name="WWNum4">
        <text:list-item>
          <text:p text:style-name="P81"><text:span text:style-name="T11">Delivered training courses to several external clients: Sonatrach (Algeria), Aramco (Saudi Arabia),</text:span></text:p>
        </text:list-item>
      </text:list>
      <text:p text:style-name="P21"/>
      <text:list xml:id="list1739647771466" text:continue-numbering="true" text:style-name="WWNum4">
        <text:list-item>
          <text:p text:style-name="P81"><text:span text:style-name="T11">KOC (Kuwait), BP (Iraq), OXY (Libya).</text:span></text:p>
        </text:list-item>
      </text:list>
      <text:p text:style-name="P21"/>
      <text:list xml:id="list1738128546275" text:continue-numbering="true" text:style-name="WWNum4">
        <text:list-item>
          <text:p text:style-name="P81"><text:span text:style-name="T11">Conducted technical training for field employees in Middle East, Africa, and Asia.</text:span></text:p>
        </text:list-item>
      </text:list>
      <text:p text:style-name="P21"/>
      <text:list xml:id="list1739808607740" text:continue-numbering="true" text:style-name="WWNum4">
        <text:list-item>
          <text:p text:style-name="P81"><text:span text:style-name="T11">Developed standard technical training programs to meet the needs of all employees.</text:span></text:p>
        </text:list-item>
      </text:list>
      <text:p text:style-name="P21"/>
      <text:list xml:id="list1739068141804" text:continue-numbering="true" text:style-name="WWNum4">
        <text:list-item>
          <text:p text:style-name="P81"><text:span text:style-name="T11">Provided internal consulting services to field employees and operations.</text:span></text:p>
        </text:list-item>
      </text:list>
      <text:p text:style-name="P21"/>
      <text:list xml:id="list1739536281645" text:continue-numbering="true" text:style-name="WWNum4">
        <text:list-item>
          <text:p text:style-name="P81"><text:span text:style-name="T11">Improved the overall technical proficiency and performance of field employees.</text:span></text:p>
        </text:list-item>
      </text:list>
      <text:p text:style-name="P21"/>
      <text:list xml:id="list1739654778146"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738888611951"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739712442936"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739240803652" text:continue-numbering="true" text:style-name="WWNum5">
        <text:list-item>
          <text:p text:style-name="P82"><text:span text:style-name="T11">Participate in incident investigations with operational staff.</text:span></text:p>
        </text:list-item>
      </text:list>
      <text:p text:style-name="P23"/>
      <text:list xml:id="list1738779193306"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737895304006"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739239488032"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738407966792"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739306017058"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738705568189"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7:37.501079743</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